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, Helvetica, sans-serif"/>
    <style:font-face style:name="Helvetica Neue" svg:font-family="'Helvetica Neue', Helvetica, Arial, sans-serif"/>
    <style:font-face style:name="Lohit Devanagari1" svg:font-family="'Lohit Devanagari'"/>
    <style:font-face style:name="Source Sans Pro" svg:font-family="'Source Sans Pro', Helvetica, Arial, sans-serif"/>
    <style:font-face style:name="Times New Roman" svg:font-family="'Times New Roman', Tinos, 'Liberation Serif', serif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71in" table:align="left"/>
    </style:style>
    <style:style style:name="Table1.A" style:family="table-column">
      <style:table-column-properties style:column-width="6.927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able_20_Contents">
      <style:paragraph-properties fo:margin-top="0in" fo:margin-bottom="0.1965in" loext:contextual-spacing="false"/>
    </style:style>
    <style:style style:name="P3" style:family="paragraph" style:parent-style-name="Table_20_Contents">
      <style:paragraph-properties fo:margin-top="0in" fo:margin-bottom="0.1965in" loext:contextual-spacing="false"/>
      <style:text-properties style:font-name="Verdana" fo:font-size="10pt"/>
    </style:style>
    <style:style style:name="T1" style:family="text">
      <style:text-properties fo:color="#333333"/>
    </style:style>
    <style:style style:name="T2" style:family="text">
      <style:text-properties fo:color="#333333" style:font-name="Times New Roman" fo:font-size="12pt"/>
    </style:style>
    <style:style style:name="T3" style:family="text">
      <style:text-properties fo:color="#333333" style:font-name="Times New Roman" fo:font-size="12pt" fo:font-style="italic"/>
    </style:style>
    <style:style style:name="T4" style:family="text">
      <style:text-properties fo:color="#333333" style:font-name="Source Sans Pro" fo:font-size="10pt"/>
    </style:style>
    <style:style style:name="T5" style:family="text">
      <style:text-properties fo:font-style="italic"/>
    </style:style>
    <style:style style:name="T6" style:family="text">
      <style:text-properties fo:color="#24292e" style:font-name="apple-system" fo:font-size="12pt"/>
    </style:style>
    <style:style style:name="T7" style:family="text">
      <style:text-properties fo:color="#222222"/>
    </style:style>
    <style:style style:name="T8" style:family="text">
      <style:text-properties fo:color="#222222" style:font-name="Arial" fo:font-size="12pt"/>
    </style:style>
    <style:style style:name="T9" style:family="text">
      <style:text-properties fo:color="#222222" style:font-name="Arial" fo:font-size="12pt" fo:font-style="italic"/>
    </style:style>
    <style:style style:name="T10" style:family="text">
      <style:text-properties fo:color="#222222" style:font-name="Arial" fo:font-size="12pt" fo:font-weight="bold"/>
    </style:style>
    <style:style style:name="T11" style:family="text">
      <style:text-properties fo:color="#4500a7" style:font-name="Source Sans Pro" fo:font-size="10pt" style:text-underline-style="solid" style:text-underline-width="auto" style:text-underline-color="font-color"/>
    </style:style>
    <style:style style:name="T12" style:family="text">
      <style:text-properties fo:color="#777777" style:font-name="Helvetica Neue" fo:font-size="12pt"/>
    </style:style>
    <style:style style:name="T13" style:family="text">
      <style:text-properties style:font-name="Verdana" fo:font-size="10pt"/>
    </style:style>
    <style:style style:name="T14" style:family="text">
      <style:text-properties fo:color="#990033" style:font-name="Verdana" fo:font-size="10pt" style:text-underline-style="solid" style:text-underline-width="auto" style:text-underline-color="font-color"/>
    </style:style>
    <style:style style:name="T15" style:family="text">
      <style:text-properties fo:color="#000000" style:font-name="Verdana" fo:font-size="10pt" fo:font-weight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Foundational Books/Papers:</text:p>
      <text:p text:style-name="Text_20_body"/>
      <text:p text:style-name="Text_20_body"/>
      <text:p text:style-name="Text_20_body">(Book)</text:p>
      <text:p text:style-name="Text_20_body">Van Rijsbergen, C.J. (keith). The Geometry of Information Retrieval. (2004). Cambridge University Press.</text:p>
      <text:p text:style-name="Text_20_body">Link: <text:a xlink:type="simple" xlink:href="http://www.cambridge.org/0521838053" text:style-name="Internet_20_link" text:visited-style-name="Visited_20_Internet_20_Link">http://www.cambridge.org/0521838053</text:a></text:p>
      <text:p text:style-name="Text_20_body"/>
      <text:p text:style-name="Text_20_body">Link: <text:a xlink:type="simple" xlink:href="https://www.oxfordscholarship.com/view/10.1093/acprof:oso/9780199646296.001.0001/acprof-9780199646296" text:style-name="Internet_20_link" text:visited-style-name="Visited_20_Internet_20_Link">https://www.oxfordscholarship.com/view/10.1093/acprof:oso/9780199646296.001.0001/acprof-9780199646296</text:a></text:p>
      <text:p text:style-name="Text_20_body"/>
      <text:p text:style-name="Text_20_body"/>
      <text:p text:style-name="Text_20_body"><text:span text:style-name="T2">Heunen, Christiaan Johan Marie., et al. </text:span><text:span text:style-name="T3">Quantum Physics and Linguistics: a Compositional, Diagrammatic Discourse</text:span><text:span text:style-name="T2">. Oxford University Press, 2013.</text:span></text:p>
      <text:p text:style-name="Text_20_body"><text:span text:style-name="T2">Link: </text:span><text:a xlink:type="simple" xlink:href="https://global.oup.com/academic/product/quantum-physics-and-linguistics-9780199646296?cc=us&amp;lang=en&amp;" text:style-name="Internet_20_link" text:visited-style-name="Visited_20_Internet_20_Link">https://global.oup.com/academic/product/quantum-physics-and-linguistics-9780199646296?cc=us&amp;lang=en&amp;</text:a></text:p>
      <text:p text:style-name="Text_20_body"/>
      <text:p text:style-name="Text_20_body"/>
      <text:p text:style-name="Text_20_body">Aerts, Diederik, and Marek Czachor. “Quantum Aspects of Semantic Analysis and Symbolic Artificial Intelligence.” <text:span text:style-name="T5">Journal of Physics A: Mathematical and General</text:span>, vol. 37, no. 12, 2004,</text:p>
      <text:p text:style-name="Text_20_body">Link: <text:a xlink:type="simple" xlink:href="https://arxiv.org/pdf/quant-ph/0309022.pdf" text:style-name="Internet_20_link" text:visited-style-name="Visited_20_Internet_20_Link">https://arxiv.org/pdf/quant-ph/0309022.pdf</text:a></text:p>
      <text:p text:style-name="Text_20_body"/>
      <text:p text:style-name="Text_20_body">Gottlieb, Assaf. Horn, David. “Algorithm for Data Clustering in Pattern Recognition Problems Based on Quantum Mechanics.” Physical Review Letters., vol. 88, no 1. 2002.</text:p>
      <text:p text:style-name="Text_20_body"/>
      <text:p text:style-name="Text_20_body"/>
      <text:p text:style-name="Text_20_body">Link: <text:a xlink:type="simple" xlink:href="http://citeseerx.ist.psu.edu/viewdoc/download?doi=10.1.1.67.997&amp;rep=rep1&amp;type=pdf" text:style-name="Internet_20_link" text:visited-style-name="Visited_20_Internet_20_Link">http://citeseerx.ist.psu.edu/viewdoc/download?doi=10.1.1.67.997&amp;rep=rep1&amp;type=pdf</text:a></text:p>
      <text:p text:style-name="Text_20_body"/>
      <text:p text:style-name="Text_20_body">Related Github: quantum-clusetring: <text:a xlink:type="simple" xlink:href="https://github.com/sliorde/quantum-clustering" text:style-name="Internet_20_link" text:visited-style-name="Visited_20_Internet_20_Link">https://github.com/sliorde/quantum-clustering</text:a>. Relates to <text:span text:style-name="T6">Horn,</text:span></text:p>
      <text:p text:style-name="Text_20_body"/>
      <text:p text:style-name="Text_20_body">Quantum-Inspired Complex Word Embedding"</text:p>
      <text:p text:style-name="Text_20_body"><text:soft-page-break/>Li, Qiuchi , Uprety, Sagar , Wang, Benyou and Song, Dawei. Proceedings of The Third Workshop on Representation Learning for {NLP}. 2018, Association for Computational Linguistics</text:p>
      <text:p text:style-name="Text_20_body">Link: <text:a xlink:type="simple" xlink:href="https://www.aclweb.org/anthology/W18-3006" text:style-name="Internet_20_link" text:visited-style-name="Visited_20_Internet_20_Link">https://www.aclweb.org/anthology/W18-3006</text:a>"</text:p>
      <text:p text:style-name="Text_20_body"/>
      <text:p text:style-name="Text_20_body">Related Github: <text:a xlink:type="simple" xlink:href="https://github.com/qiuchili/qnn_text" text:style-name="Internet_20_link" text:visited-style-name="Visited_20_Internet_20_Link">https://github.com/qiuchili/qnn_text</text:a></text:p>
      <text:p text:style-name="Text_20_body"/>
      <text:p text:style-name="Text_20_body"/>
      <text:p text:style-name="Text_20_body"/>
      <text:p text:style-name="Text_20_body">Scott, Tony. Therani, Madhusudan. “Data Clustering with Quantun Mechanics” <text:span text:style-name="T9">Mathematics</text:span><text:span text:style-name="T7"> </text:span><text:span text:style-name="T10">2017</text:span><text:span text:style-name="T8">, </text:span><text:span text:style-name="T9">5</text:span><text:span text:style-name="T8">(1), 5.</text:span></text:p>
      <text:p text:style-name="Text_20_body">Link: <text:a xlink:type="simple" xlink:href="https://www.mdpi.com/2227-7390/5/1/5/htm" text:style-name="Internet_20_link" text:visited-style-name="Visited_20_Internet_20_Link">https://www.mdpi.com/2227-7390/5/1/5/htm</text:a></text:p>
      <text:p text:style-name="Text_20_body"/>
      <text:p text:style-name="Text_20_body"/>
      <text:p text:style-name="Text_20_body"/>
      <text:p text:style-name="Text_20_body">Newly Posted/Archivx Type Papers and Conference Papers (not formally published)</text:p>
      <text:p text:style-name="Text_20_body"/>
      <text:p text:style-name="Text_20_body">Aerts, Broekaert, Sozzo, Veloz.</text:p>
      <text:p text:style-name="Text_20_body">“The Quantum Challenge in Concept Theory and Natural Language Processing”</text:p>
      <text:p text:style-name="Text_20_body">Center Leo Apostel for Interdisciplinary Studies and, Department of Mathematics, Brussels Free &amp; Department of Mathematics, University of British Columbia.</text:p>
      <text:p text:style-name="Text_20_body"/>
      <text:p text:style-name="Text_20_body">Link: <text:a xlink:type="simple" xlink:href="http://www.datascienceassn.org/content/quantum-challenge-concept-theory-and-natural-language-processing" text:style-name="Internet_20_link" text:visited-style-name="Visited_20_Internet_20_Link">http://www.datascienceassn.org/content/quantum-challenge-concept-theory-and-natural-language-processing</text:a></text:p>
      <text:p text:style-name="Text_20_body"/>
      <text:p text:style-name="Text_20_body">Related Link: <text:a xlink:type="simple" xlink:href="https://pdfs.semanticscholar.org/3e1f/9e06334192a1125b02ffbb829b7d38ec7aa7.pdf" text:style-name="Internet_20_link" text:visited-style-name="Visited_20_Internet_20_Link">https://pdfs.semanticscholar.org/3e1f/9e06334192a1125b02ffbb829b7d38ec7aa7.pdf</text:a></text:p>
      <text:p text:style-name="Text_20_body"/>
      <text:list xml:id="list2496805550" text:style-name="L1">
        <text:list-item>
          <text:p text:style-name="P1">Caicedo, Juan and Gonzalez, Fabio. Quantum Latent Semantic Analysis. Computing Systems and Industrial Engineering Dept. National University of Colombia. (Also features in <text:span text:style-name="T4">ICTIR 2011: </text:span><text:a xlink:type="simple" xlink:href="https://link.springer.com/book/10.1007/978-3-642-23318-0" text:style-name="Internet_20_link" text:visited-style-name="Visited_20_Internet_20_Link"><text:span text:style-name="T11">Advances in Information Retrieval Theory</text:span></text:a><text:span text:style-name="T1"> </text:span><text:span text:style-name="T4">pp 52-63| ).</text:span></text:p>
        </text:list-item>
      </text:list>
      <text:p text:style-name="Text_20_body"/>
      <text:p text:style-name="Text_20_body">Link: <text:a xlink:type="simple" xlink:href="https://arxiv.org/pdf/1903.03082.pdf" text:style-name="Internet_20_link" text:visited-style-name="Visited_20_Internet_20_Link">https://arxiv.org/pdf/1903.03082.pdf</text:a></text:p>
      <text:p text:style-name="Text_20_body"><text:soft-page-break/></text:p>
      <text:p text:style-name="Text_20_body">Blacoe, Kashefi, Lapata, Mirella. “A Quantum Theoretic Approach to Distributional Semantics” <text:span text:style-name="Emphasis"><text:span text:style-name="T12">HLT-NAACL, page 847-857. The Association for Computational Linguistics, </text:span></text:span><text:span text:style-name="T12">(</text:span><text:span text:style-name="Emphasis"><text:span text:style-name="T12">2013</text:span></text:span><text:span text:style-name="T12">)</text:span></text:p>
      <text:p text:style-name="Text_20_body"/>
      <text:p text:style-name="Text_20_body"><text:span text:style-name="T12">Link: </text:span><text:a xlink:type="simple" xlink:href="https://www.aclweb.org/anthology/N13-1105" text:style-name="Internet_20_link" text:visited-style-name="Visited_20_Internet_20_Link">https://www.aclweb.org/anthology/N13-1105</text:a></text:p>
      <text:p text:style-name="Text_20_body"/>
      <text:p text:style-name="Text_20_body">Sordoni, Alessandro. He, Jing. Nie, Jian-Yun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a xlink:type="simple" xlink:href="http://www.cikm2013.org/" office:target-frame-name="_self" xlink:show="replace" text:style-name="Internet_20_link" text:visited-style-name="Visited_20_Internet_20_Link"><text:span text:style-name="T14">CIKM '13</text:span></text:a>  “<text:span text:style-name="T15">Modeling latent topic interactions using quantum interference for information retrieval</text:span></text:p>
            <text:p text:style-name="P2">“ <text:span text:style-name="T13">Proceedings of the 22nd ACM international conference on Information &amp; Knowledge Management</text:span></text:p>
          </table:table-cell>
        </table:table-row>
        <table:table-row>
          <table:table-cell table:style-name="Table1.A1" office:value-type="string">
            <text:p text:style-name="P3">Pages 1197-1200 </text:p>
          </table:table-cell>
        </table:table-row>
      </table:table>
      <text:p text:style-name="Text_20_body"/>
      <text:p text:style-name="Text_20_body">Related Github:</text:p>
      <text:p text:style-name="Text_20_body">PyQLM : <text:a xlink:type="simple" xlink:href="https://github.com/wabyking/PyQLM/blob/master/test.py" text:style-name="Internet_20_link" text:visited-style-name="Visited_20_Internet_20_Link">https://github.com/wabyking/PyQLM/blob/master/test.py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Other Github Repositories:</text:p>
      <text:p text:style-name="Text_20_body"/>
      <text:p text:style-name="Text_20_body"/>
      <text:p text:style-name="Text_20_body">SymPy(Hilbert &amp; Fock Spaces) : <text:a xlink:type="simple" xlink:href="https://docs.sympy.org/latest/modules/physics/quantum/hilbert.html" text:style-name="Internet_20_link" text:visited-style-name="Visited_20_Internet_20_Link">https://docs.sympy.org/latest/modules/physics/quantum/hilbert.html</text:a></text:p>
      <text:p text:style-name="Text_20_body"/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, Helvetica, sans-serif"/>
    <style:font-face style:name="Helvetica Neue" svg:font-family="'Helvetica Neue', Helvetica, Arial, sans-serif"/>
    <style:font-face style:name="Lohit Devanagari1" svg:font-family="'Lohit Devanagari'"/>
    <style:font-face style:name="Source Sans Pro" svg:font-family="'Source Sans Pro', Helvetica, Arial, sans-serif"/>
    <style:font-face style:name="Times New Roman" svg:font-family="'Times New Roman', Tinos, 'Liberation Serif', serif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7:31:23.816175834</meta:creation-date>
    <dc:date>2019-07-18T17:31:34.836954845</dc:date>
    <meta:editing-duration>PT11S</meta:editing-duration>
    <meta:editing-cycles>1</meta:editing-cycles>
    <meta:document-statistic meta:table-count="1" meta:image-count="0" meta:object-count="0" meta:page-count="3" meta:paragraph-count="37" meta:word-count="304" meta:character-count="3072" meta:non-whitespace-character-count="2802"/>
    <meta:generator>LibreOffice/6.0.7.3$Linux_X86_64 LibreOffice_project/00m0$Build-3</meta:generator>
  </office:meta>
</office:document-meta>
</file>